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54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3"><text:tab/>call pickupcoins</text:p>
      <text:p text:style-name="P3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8">collidewithdizzy3</text:p>
      <text:p text:style-name="P8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8">collidewithdizzy16</text:p>
      <text:p text:style-name="P8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8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4"><text:tab/>if seeproxbox=0</text:p>
      <text:p text:style-name="P3">proximitycollide</text:p>
      <text:p text:style-name="P54"><text:tab/>endif</text:p>
      <text:p text:style-name="P8">joinprox</text:p>
      <text:p text:style-name="P8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8">collision</text:p>
      <text:p text:style-name="P8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8">collidex1</text:p>
      <text:p text:style-name="P8"><text:tab/>dec a</text:p>
      <text:p text:style-name="P3"><text:tab/>add a,e</text:p>
      <text:p text:style-name="P3"><text:tab/>ret nc</text:p>
      <text:p text:style-name="P3"/>
      <text:p text:style-name="P8">collidey</text:p>
      <text:p text:style-name="P8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8">collidey1</text:p>
      <text:p text:style-name="P8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8">pickupcoins</text:p>
      <text:p text:style-name="P8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8">testpickupcoin</text:p>
      <text:p text:style-name="P8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8">notovercoin</text:p>
      <text:p text:style-name="P8"><text:tab/>pop bc</text:p>
      <text:p text:style-name="P8">nocoinhere</text:p>
      <text:p text:style-name="P8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5"><text:tab/>pop hl</text:p>
      <text:p text:style-name="P54"><text:tab/>ld hl,lookatpicturemess</text:p>
      <text:p text:style-name="P54"><text:tab/>if computer=spectrum</text:p>
      <text:p text:style-name="P3"><text:tab/>ld a,1</text:p>
      <text:p text:style-name="P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jp dotreasurepic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40"><text:tab/>if seecoins=0</text:p>
      <text:p text:style-name="P16"><text:tab/>call putcoinsinroom</text:p>
      <text:p text:style-name="P16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12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71"><text:tab/>ld a,(objectscarried)</text:p>
      <text:p text:style-name="P71"><text:tab/>ld hl,nothingatallmess</text:p>
      <text:p text:style-name="P71"><text:tab/>and a</text:p>
      <text:p text:style-name="P71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1-31T22:43:31.647359405</dc:date>
    <meta:editing-duration>P1DT21H57M15S</meta:editing-duration>
    <meta:editing-cycles>150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